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1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ICICLETAR,N,1,0</text:p>
          </table:table-cell>
          <table:table-cell office:value-type="string" calcext:value-type="string">
            <text:p>FLGATM,N,1,0</text:p>
          </table:table-cell>
          <table:table-cell office:value-type="string" calcext:value-type="string">
            <text:p>ELEVADOR,N,1,0</text:p>
          </table:table-cell>
          <table:table-cell office:value-type="string" calcext:value-type="string">
            <text:p>INTEGRAONI,N,1,0</text:p>
          </table:table-cell>
          <table:table-cell office:value-type="string" calcext:value-type="string">
            <text:p>INTEGRABRT,N,1,0</text:p>
          </table:table-cell>
          <table:table-cell office:value-type="string" calcext:value-type="string">
            <text:p>INTEGRAVLT,N,1,0</text:p>
          </table:table-cell>
          <table:table-cell office:value-type="string" calcext:value-type="string">
            <text:p>ID,N,2,0</text:p>
          </table:table-cell>
          <table:table-cell office:value-type="string" calcext:value-type="string">
            <text:p>NOME,C,25</text:p>
          </table:table-cell>
          <table:table-cell office:value-type="string" calcext:value-type="string">
            <text:p>STATUS,C,4</text:p>
          </table:table-cell>
          <table:table-cell office:value-type="string" calcext:value-type="string">
            <text:p>ATIVO,N,1,0</text:p>
          </table:table-cell>
          <table:table-cell office:value-type="string" calcext:value-type="string">
            <text:p>INTEGRATRE,N,1,0</text:p>
          </table:table-cell>
          <table:table-cell office:value-type="string" calcext:value-type="string">
            <text:p>DATAINAUGU,N,4,0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vun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enheiro Rubens Paiv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ri / Fazenda Botafog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formula="of:=COM.MICROSOFT.CONCAT([.A4];[.O1];[.B4];[.O1];[.C4];[.O1];[.D4];[.O1];[.E4];[.O1];[.F4];[.O1];[.G4];[.O1];[.P1];[.H4];[.P1];[.O1];[.I4];[.O1];[.J4];[.O1];[.K4];[.O1];[.L4])" office:value-type="string" office:string-value="0,0,0,0,0,0,3,'Acari / Fazenda Botafogo',null,1,0,1998" calcext:value-type="string">
            <text:p>0,0,0,0,0,0,3,'Acari / Fazenda Botafogo',null,1,0,19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4];[.M4];[.T4])" office:value-type="string" office:string-value="insert into estacao_metro values(0,0,0,0,0,0,3,'Acari / Fazenda Botafogo',null,1,0,1998);" calcext:value-type="string">
            <text:p>insert into estacao_metro values(0,0,0,0,0,0,3,'Acari / Fazenda Botafogo',null,1,0,199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elho Net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formula="of:=COM.MICROSOFT.CONCAT([.A5];[.O2];[.B5];[.O2];[.C5];[.O2];[.D5];[.O2];[.E5];[.O2];[.F5];[.O2];[.G5];[.O2];[.P2];[.H5];[.P2];[.O2];[.I5];[.O2];[.J5];[.O2];[.K5];[.O2];[.L5])" office:value-type="string" office:string-value="0,1,0,0,0,0,4,'Coelho Neto',null,1,0,1998" calcext:value-type="string">
            <text:p>0,1,0,0,0,0,4,'Coelho Neto',null,1,0,19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5];[.M5];[.T5])" office:value-type="string" office:string-value="insert into estacao_metro values(0,1,0,0,0,0,4,'Coelho Neto',null,1,0,1998);" calcext:value-type="string">
            <text:p>insert into estacao_metro values(0,1,0,0,0,0,4,'Coelho Neto',null,1,0,199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egi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formula="of:=COM.MICROSOFT.CONCAT([.A6];[.O3];[.B6];[.O3];[.C6];[.O3];[.D6];[.O3];[.E6];[.O3];[.F6];[.O3];[.G6];[.O3];[.P3];[.H6];[.P3];[.O3];[.I6];[.O3];[.J6];[.O3];[.K6];[.O3];[.L6])" office:value-type="string" office:string-value="1,1,0,0,0,0,5,'Colegio',null,1,0,1998" calcext:value-type="string">
            <text:p>1,1,0,0,0,0,5,'Colegio',null,1,0,19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6];[.M6];[.T6])" office:value-type="string" office:string-value="insert into estacao_metro values(1,1,0,0,0,0,5,'Colegio',null,1,0,1998);" calcext:value-type="string">
            <text:p>insert into estacao_metro values(1,1,0,0,0,0,5,'Colegio',null,1,0,199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aj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formula="of:=COM.MICROSOFT.CONCAT([.A7];[.O4];[.B7];[.O4];[.C7];[.O4];[.D7];[.O4];[.E7];[.O4];[.F7];[.O4];[.G7];[.O4];[.P4];[.H7];[.P4];[.O4];[.I7];[.O4];[.J7];[.O4];[.K7];[.O4];[.L7])" office:value-type="string" office:string-value="1,1,1,0,0,0,6,'Iraja',null,1,0,1998" calcext:value-type="string">
            <text:p>1,1,1,0,0,0,6,'Iraja',null,1,0,19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7];[.M7];[.T7])" office:value-type="string" office:string-value="insert into estacao_metro values(1,1,1,0,0,0,6,'Iraja',null,1,0,1998);" calcext:value-type="string">
            <text:p>insert into estacao_metro values(1,1,1,0,0,0,6,'Iraja',null,1,0,199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cente de Carvalh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formula="of:=COM.MICROSOFT.CONCAT([.A8];[.O5];[.B8];[.O5];[.C8];[.O5];[.D8];[.O5];[.E8];[.O5];[.F8];[.O5];[.G8];[.O5];[.P5];[.H8];[.P5];[.O5];[.I8];[.O5];[.J8];[.O5];[.K8];[.O5];[.L8])" office:value-type="string" office:string-value="1,1,0,0,1,0,7,'Vicente de Carvalho',null,1,0,1996" calcext:value-type="string">
            <text:p>1,1,0,0,1,0,7,'Vicente de Carvalho',null,1,0,199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8];[.M8];[.T8])" office:value-type="string" office:string-value="insert into estacao_metro values(1,1,0,0,1,0,7,'Vicente de Carvalho',null,1,0,1996);" calcext:value-type="string">
            <text:p>insert into estacao_metro values(1,1,0,0,1,0,7,'Vicente de Carvalho',null,1,0,199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az Coelh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formula="of:=COM.MICROSOFT.CONCAT([.A9];[.O6];[.B9];[.O6];[.C9];[.O6];[.D9];[.O6];[.E9];[.O6];[.F9];[.O6];[.G9];[.O6];[.P6];[.H9];[.P6];[.O6];[.I9];[.O6];[.J9];[.O6];[.K9];[.O6];[.L9])" office:value-type="string" office:string-value="0,0,1,0,0,0,8,'Tomaz Coelho',null,1,0,1996" calcext:value-type="string">
            <text:p>0,0,1,0,0,0,8,'Tomaz Coelho',null,1,0,199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9];[.M9];[.T9])" office:value-type="string" office:string-value="insert into estacao_metro values(0,0,1,0,0,0,8,'Tomaz Coelho',null,1,0,1996);" calcext:value-type="string">
            <text:p>insert into estacao_metro values(0,0,1,0,0,0,8,'Tomaz Coelho',null,1,0,199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enho da Rainh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table:formula="of:=COM.MICROSOFT.CONCAT([.A10];[.O7];[.B10];[.O7];[.C10];[.O7];[.D10];[.O7];[.E10];[.O7];[.F10];[.O7];[.G10];[.O7];[.P7];[.H10];[.P7];[.O7];[.I10];[.O7];[.J10];[.O7];[.K10];[.O7];[.L10])" office:value-type="string" office:string-value="0,1,0,0,0,0,9,'Engenho da Rainha',null,1,0,1991" calcext:value-type="string">
            <text:p>0,1,0,0,0,0,9,'Engenho da Rainha',null,1,0,199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0];[.M10];[.T10])" office:value-type="string" office:string-value="insert into estacao_metro values(0,1,0,0,0,0,9,'Engenho da Rainha',null,1,0,1991);" calcext:value-type="string">
            <text:p>insert into estacao_metro values(0,1,0,0,0,0,9,'Engenho da Rainha',null,1,0,199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haum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table:formula="of:=COM.MICROSOFT.CONCAT([.A11];[.O8];[.B11];[.O8];[.C11];[.O8];[.D11];[.O8];[.E11];[.O8];[.F11];[.O8];[.G11];[.O8];[.P8];[.H11];[.P8];[.O8];[.I11];[.O8];[.J11];[.O8];[.K11];[.O8];[.L11])" office:value-type="string" office:string-value="1,1,1,0,0,0,10,'Inhauma',null,1,0,1983" calcext:value-type="string">
            <text:p>1,1,1,0,0,0,10,'Inhauma',null,1,0,198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1];[.M11];[.T11])" office:value-type="string" office:string-value="insert into estacao_metro values(1,1,1,0,0,0,10,'Inhauma',null,1,0,1983);" calcext:value-type="string">
            <text:p>insert into estacao_metro values(1,1,1,0,0,0,10,'Inhauma',null,1,0,1983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 Castilh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table:formula="of:=COM.MICROSOFT.CONCAT([.A12];[.O9];[.B12];[.O9];[.C12];[.O9];[.D12];[.O9];[.E12];[.O9];[.F12];[.O9];[.G12];[.O9];[.P9];[.H12];[.P9];[.O9];[.I12];[.O9];[.J12];[.O9];[.K12];[.O9];[.L12])" office:value-type="string" office:string-value="0,1,1,1,0,0,11,'Del Castilho',null,1,0,1983" calcext:value-type="string">
            <text:p>0,1,1,1,0,0,11,'Del Castilho',null,1,0,198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2];[.M12];[.T12])" office:value-type="string" office:string-value="insert into estacao_metro values(0,1,1,1,0,0,11,'Del Castilho',null,1,0,1983);" calcext:value-type="string">
            <text:p>insert into estacao_metro values(0,1,1,1,0,0,11,'Del Castilho',null,1,0,1983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a da Grac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table:formula="of:=COM.MICROSOFT.CONCAT([.A13];[.O10];[.B13];[.O10];[.C13];[.O10];[.D13];[.O10];[.E13];[.O10];[.F13];[.O10];[.G13];[.O10];[.P10];[.H13];[.P10];[.O10];[.I13];[.O10];[.J13];[.O10];[.K13];[.O10];[.L13])" office:value-type="string" office:string-value="0,1,0,0,0,0,12,'Maria da Graca',null,1,0,1983" calcext:value-type="string">
            <text:p>0,1,0,0,0,0,12,'Maria da Graca',null,1,0,198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3];[.M13];[.T13])" office:value-type="string" office:string-value="insert into estacao_metro values(0,1,0,0,0,0,12,'Maria da Graca',null,1,0,1983);" calcext:value-type="string">
            <text:p>insert into estacao_metro values(0,1,0,0,0,0,12,'Maria da Graca',null,1,0,1983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agem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table:formula="of:=COM.MICROSOFT.CONCAT([.A14];[.O11];[.B14];[.O11];[.C14];[.O11];[.D14];[.O11];[.E14];[.O11];[.F14];[.O11];[.G14];[.O11];[.P11];[.H14];[.P11];[.O11];[.I14];[.O11];[.J14];[.O11];[.K14];[.O11];[.L14])" office:value-type="string" office:string-value="1,1,0,0,0,0,13,'Triagem',null,1,1,1988" calcext:value-type="string">
            <text:p>1,1,0,0,0,0,13,'Triagem',null,1,1,198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4];[.M14];[.T14])" office:value-type="string" office:string-value="insert into estacao_metro values(1,1,0,0,0,0,13,'Triagem',null,1,1,1988);" calcext:value-type="string">
            <text:p>insert into estacao_metro values(1,1,0,0,0,0,13,'Triagem',null,1,1,198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acana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table:formula="of:=COM.MICROSOFT.CONCAT([.A15];[.O12];[.B15];[.O12];[.C15];[.O12];[.D15];[.O12];[.E15];[.O12];[.F15];[.O12];[.G15];[.O12];[.P12];[.H15];[.P12];[.O12];[.I15];[.O12];[.J15];[.O12];[.K15];[.O12];[.L15])" office:value-type="string" office:string-value="0,1,0,0,0,0,14,'Maracana',null,1,1,1981" calcext:value-type="string">
            <text:p>0,1,0,0,0,0,14,'Maracana',null,1,1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5];[.M15];[.T15])" office:value-type="string" office:string-value="insert into estacao_metro values(0,1,0,0,0,0,14,'Maracana',null,1,1,1981);" calcext:value-type="string">
            <text:p>insert into estacao_metro values(0,1,0,0,0,0,14,'Maracana',null,1,1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table:formula="of:=COM.MICROSOFT.CONCAT([.A16];[.O13];[.B16];[.O13];[.C16];[.O13];[.D16];[.O13];[.E16];[.O13];[.F16];[.O13];[.G16];[.O13];[.P13];[.H16];[.P13];[.O13];[.I16];[.O13];[.J16];[.O13];[.K16];[.O13];[.L16])" office:value-type="string" office:string-value="0,1,0,0,0,0,15,'Sao Cristovao',null,1,1,1981" calcext:value-type="string">
            <text:p>0,1,0,0,0,0,15,'Sao Cristovao',null,1,1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6];[.M16];[.T16])" office:value-type="string" office:string-value="insert into estacao_metro values(0,1,0,0,0,0,15,'Sao Cristovao',null,1,1,1981);" calcext:value-type="string">
            <text:p>insert into estacao_metro values(0,1,0,0,0,0,15,'Sao Cristovao',null,1,1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ci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table:formula="of:=COM.MICROSOFT.CONCAT([.A17];[.O14];[.B17];[.O14];[.C17];[.O14];[.D17];[.O14];[.E17];[.O14];[.F17];[.O14];[.G17];[.O14];[.P14];[.H17];[.P14];[.O14];[.I17];[.O14];[.J17];[.O14];[.K17];[.O14];[.L17])" office:value-type="string" office:string-value="1,1,1,1,0,0,16,'Estacio',null,1,0,1980" calcext:value-type="string">
            <text:p>1,1,1,1,0,0,16,'Estacio',null,1,0,1980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7];[.M17];[.T17])" office:value-type="string" office:string-value="insert into estacao_metro values(1,1,1,1,0,0,16,'Estacio',null,1,0,1980);" calcext:value-type="string">
            <text:p>insert into estacao_metro values(1,1,1,1,0,0,16,'Estacio',null,1,0,1980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ens Pen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table:formula="of:=COM.MICROSOFT.CONCAT([.A18];[.O15];[.B18];[.O15];[.C18];[.O15];[.D18];[.O15];[.E18];[.O15];[.F18];[.O15];[.G18];[.O15];[.P15];[.H18];[.P15];[.O15];[.I18];[.O15];[.J18];[.O15];[.K18];[.O15];[.L18])" office:value-type="string" office:string-value="0,1,1,1,0,0,17,'Saens Pena',null,1,0,1982" calcext:value-type="string">
            <text:p>0,1,1,1,0,0,17,'Saens Pena',null,1,0,19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8];[.M18];[.T18])" office:value-type="string" office:string-value="insert into estacao_metro values(0,1,1,1,0,0,17,'Saens Pena',null,1,0,1982);" calcext:value-type="string">
            <text:p>insert into estacao_metro values(0,1,1,1,0,0,17,'Saens Pena',null,1,0,1982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o Francisco Xavie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table:formula="of:=COM.MICROSOFT.CONCAT([.A19];[.O16];[.B19];[.O16];[.C19];[.O16];[.D19];[.O16];[.E19];[.O16];[.F19];[.O16];[.G19];[.O16];[.P16];[.H19];[.P16];[.O16];[.I19];[.O16];[.J19];[.O16];[.K19];[.O16];[.L19])" office:value-type="string" office:string-value="1,1,0,1,0,0,18,'Sao Francisco Xavier',null,1,0,1982" calcext:value-type="string">
            <text:p>1,1,0,1,0,0,18,'Sao Francisco Xavier',null,1,0,19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19];[.M19];[.T19])" office:value-type="string" office:string-value="insert into estacao_metro values(1,1,0,1,0,0,18,'Sao Francisco Xavier',null,1,0,1982);" calcext:value-type="string">
            <text:p>insert into estacao_metro values(1,1,0,1,0,0,18,'Sao Francisco Xavier',null,1,0,1982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fonso Pen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table:formula="of:=COM.MICROSOFT.CONCAT([.A20];[.O17];[.B20];[.O17];[.C20];[.O17];[.D20];[.O17];[.E20];[.O17];[.F20];[.O17];[.G20];[.O17];[.P17];[.H20];[.P17];[.O17];[.I20];[.O17];[.J20];[.O17];[.K20];[.O17];[.L20])" office:value-type="string" office:string-value="0,1,0,0,0,0,19,'Afonso Pena',null,1,0,1982" calcext:value-type="string">
            <text:p>0,1,0,0,0,0,19,'Afonso Pena',null,1,0,19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0];[.M20];[.T20])" office:value-type="string" office:string-value="insert into estacao_metro values(0,1,0,0,0,0,19,'Afonso Pena',null,1,0,1982);" calcext:value-type="string">
            <text:p>insert into estacao_metro values(0,1,0,0,0,0,19,'Afonso Pena',null,1,0,1982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table:formula="of:=COM.MICROSOFT.CONCAT([.A21];[.O18];[.B21];[.O18];[.C21];[.O18];[.D21];[.O18];[.E21];[.O18];[.F21];[.O18];[.G21];[.O18];[.P18];[.H21];[.P18];[.O18];[.I21];[.O18];[.J21];[.O18];[.K21];[.O18];[.L21])" office:value-type="string" office:string-value="0,1,0,0,0,0,20,'Central',null,1,1,1979" calcext:value-type="string">
            <text:p>0,1,0,0,0,0,20,'Central',null,1,1,197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1];[.M21];[.T21])" office:value-type="string" office:string-value="insert into estacao_metro values(0,1,0,0,0,0,20,'Central',null,1,1,1979);" calcext:value-type="string">
            <text:p>insert into estacao_metro values(0,1,0,0,0,0,20,'Central',null,1,1,197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sidente Varga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formula="of:=COM.MICROSOFT.CONCAT([.A22];[.O19];[.B22];[.O19];[.C22];[.O19];[.D22];[.O19];[.E22];[.O19];[.F22];[.O19];[.G22];[.O19];[.P19];[.H22];[.P19];[.O19];[.I22];[.O19];[.J22];[.O19];[.K22];[.O19];[.L22])" office:value-type="string" office:string-value="0,1,0,0,0,0,21,'Presidente Vargas',null,1,0,1979" calcext:value-type="string">
            <text:p>0,1,0,0,0,0,21,'Presidente Vargas',null,1,0,197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2];[.M22];[.T22])" office:value-type="string" office:string-value="insert into estacao_metro values(0,1,0,0,0,0,21,'Presidente Vargas',null,1,0,1979);" calcext:value-type="string">
            <text:p>insert into estacao_metro values(0,1,0,0,0,0,21,'Presidente Vargas',null,1,0,197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table:formula="of:=COM.MICROSOFT.CONCAT([.A23];[.O20];[.B23];[.O20];[.C23];[.O20];[.D23];[.O20];[.E23];[.O20];[.F23];[.O20];[.G23];[.O20];[.P20];[.H23];[.P20];[.O20];[.I23];[.O20];[.J23];[.O20];[.K23];[.O20];[.L23])" office:value-type="string" office:string-value="0,1,0,0,0,0,22,'Uruguaiana',null,1,0,1980" calcext:value-type="string">
            <text:p>0,1,0,0,0,0,22,'Uruguaiana',null,1,0,1980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3];[.M23];[.T23])" office:value-type="string" office:string-value="insert into estacao_metro values(0,1,0,0,0,0,22,'Uruguaiana',null,1,0,1980);" calcext:value-type="string">
            <text:p>insert into estacao_metro values(0,1,0,0,0,0,22,'Uruguaiana',null,1,0,1980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formula="of:=COM.MICROSOFT.CONCAT([.A24];[.O21];[.B24];[.O21];[.C24];[.O21];[.D24];[.O21];[.E24];[.O21];[.F24];[.O21];[.G24];[.O21];[.P21];[.H24];[.P21];[.O21];[.I24];[.O21];[.J24];[.O21];[.K24];[.O21];[.L24])" office:value-type="string" office:string-value="0,1,1,0,0,1,23,'Carioca',null,1,0,1981" calcext:value-type="string">
            <text:p>0,1,1,0,0,1,23,'Carioca',null,1,0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4];[.M24];[.T24])" office:value-type="string" office:string-value="insert into estacao_metro values(0,1,1,0,0,1,23,'Carioca',null,1,0,1981);" calcext:value-type="string">
            <text:p>insert into estacao_metro values(0,1,1,0,0,1,23,'Carioca',null,1,0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nelandi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formula="of:=COM.MICROSOFT.CONCAT([.A25];[.O22];[.B25];[.O22];[.C25];[.O22];[.D25];[.O22];[.E25];[.O22];[.F25];[.O22];[.G25];[.O22];[.P22];[.H25];[.P22];[.O22];[.I25];[.O22];[.J25];[.O22];[.K25];[.O22];[.L25])" office:value-type="string" office:string-value="0,1,0,0,0,1,24,'Cinelandia',null,1,0,1979" calcext:value-type="string">
            <text:p>0,1,0,0,0,1,24,'Cinelandia',null,1,0,197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5];[.M25];[.T25])" office:value-type="string" office:string-value="insert into estacao_metro values(0,1,0,0,0,1,24,'Cinelandia',null,1,0,1979);" calcext:value-type="string">
            <text:p>insert into estacao_metro values(0,1,0,0,0,1,24,'Cinelandia',null,1,0,197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formula="of:=COM.MICROSOFT.CONCAT([.A26];[.O23];[.B26];[.O23];[.C26];[.O23];[.D26];[.O23];[.E26];[.O23];[.F26];[.O23];[.G26];[.O23];[.P23];[.H26];[.P23];[.O23];[.I26];[.O23];[.J26];[.O23];[.K26];[.O23];[.L26])" office:value-type="string" office:string-value="1,1,0,0,0,0,25,'Gloria',null,1,0,1979" calcext:value-type="string">
            <text:p>1,1,0,0,0,0,25,'Gloria',null,1,0,197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6];[.M26];[.T26])" office:value-type="string" office:string-value="insert into estacao_metro values(1,1,0,0,0,0,25,'Gloria',null,1,0,1979);" calcext:value-type="string">
            <text:p>insert into estacao_metro values(1,1,0,0,0,0,25,'Gloria',null,1,0,197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tet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formula="of:=COM.MICROSOFT.CONCAT([.A27];[.O24];[.B27];[.O24];[.C27];[.O24];[.D27];[.O24];[.E27];[.O24];[.F27];[.O24];[.G27];[.O24];[.P24];[.H27];[.P24];[.O24];[.I27];[.O24];[.J27];[.O24];[.K27];[.O24];[.L27])" office:value-type="string" office:string-value="1,1,0,0,0,0,26,'Catete',null,1,0,1981" calcext:value-type="string">
            <text:p>1,1,0,0,0,0,26,'Catete',null,1,0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7];[.M27];[.T27])" office:value-type="string" office:string-value="insert into estacao_metro values(1,1,0,0,0,0,26,'Catete',null,1,0,1981);" calcext:value-type="string">
            <text:p>insert into estacao_metro values(1,1,0,0,0,0,26,'Catete',null,1,0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rgo do Machad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formula="of:=COM.MICROSOFT.CONCAT([.A28];[.O25];[.B28];[.O25];[.C28];[.O25];[.D28];[.O25];[.E28];[.O25];[.F28];[.O25];[.G28];[.O25];[.P25];[.H28];[.P25];[.O25];[.I28];[.O25];[.J28];[.O25];[.K28];[.O25];[.L28])" office:value-type="string" office:string-value="0,1,1,1,0,0,27,'Largo do Machado',null,1,0,1981" calcext:value-type="string">
            <text:p>0,1,1,1,0,0,27,'Largo do Machado',null,1,0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8];[.M28];[.T28])" office:value-type="string" office:string-value="insert into estacao_metro values(0,1,1,1,0,0,27,'Largo do Machado',null,1,0,1981);" calcext:value-type="string">
            <text:p>insert into estacao_metro values(0,1,1,1,0,0,27,'Largo do Machado',null,1,0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formula="of:=COM.MICROSOFT.CONCAT([.A29];[.O26];[.B29];[.O26];[.C29];[.O26];[.D29];[.O26];[.E29];[.O26];[.F29];[.O26];[.G29];[.O26];[.P26];[.H29];[.P26];[.O26];[.I29];[.O26];[.J29];[.O26];[.K29];[.O26];[.L29])" office:value-type="string" office:string-value="0,1,1,0,0,0,28,'Flamengo',null,1,0,1981" calcext:value-type="string">
            <text:p>0,1,1,0,0,0,28,'Flamengo',null,1,0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29];[.M29];[.T29])" office:value-type="string" office:string-value="insert into estacao_metro values(0,1,1,0,0,0,28,'Flamengo',null,1,0,1981);" calcext:value-type="string">
            <text:p>insert into estacao_metro values(0,1,1,0,0,0,28,'Flamengo',null,1,0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formula="of:=COM.MICROSOFT.CONCAT([.A30];[.O27];[.B30];[.O27];[.C30];[.O27];[.D30];[.O27];[.E30];[.O27];[.F30];[.O27];[.G30];[.O27];[.P27];[.H30];[.P27];[.O27];[.I30];[.O27];[.J30];[.O27];[.K30];[.O27];[.L30])" office:value-type="string" office:string-value="0,1,1,1,0,0,29,'Botafogo',null,1,0,1981" calcext:value-type="string">
            <text:p>0,1,1,1,0,0,29,'Botafogo',null,1,0,19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0];[.M30];[.T30])" office:value-type="string" office:string-value="insert into estacao_metro values(0,1,1,1,0,0,29,'Botafogo',null,1,0,1981);" calcext:value-type="string">
            <text:p>insert into estacao_metro values(0,1,1,1,0,0,29,'Botafogo',null,1,0,1981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rdeal Arcoverd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formula="of:=COM.MICROSOFT.CONCAT([.A31];[.O28];[.B31];[.O28];[.C31];[.O28];[.D31];[.O28];[.E31];[.O28];[.F31];[.O28];[.G31];[.O28];[.P28];[.H31];[.P28];[.O28];[.I31];[.O28];[.J31];[.O28];[.K31];[.O28];[.L31])" office:value-type="string" office:string-value="0,1,0,0,0,0,30,'Cardeal Arcoverde',null,1,0,1998" calcext:value-type="string">
            <text:p>0,1,0,0,0,0,30,'Cardeal Arcoverde',null,1,0,19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1];[.M31];[.T31])" office:value-type="string" office:string-value="insert into estacao_metro values(0,1,0,0,0,0,30,'Cardeal Arcoverde',null,1,0,1998);" calcext:value-type="string">
            <text:p>insert into estacao_metro values(0,1,0,0,0,0,30,'Cardeal Arcoverde',null,1,0,1998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table:formula="of:=COM.MICROSOFT.CONCAT([.A32];[.O29];[.B32];[.O29];[.C32];[.O29];[.D32];[.O29];[.E32];[.O29];[.F32];[.O29];[.G32];[.O29];[.P29];[.H32];[.P29];[.O29];[.I32];[.O29];[.J32];[.O29];[.K32];[.O29];[.L32])" office:value-type="string" office:string-value="1,1,0,0,0,0,31,'Siqueira Campos',null,1,0,2003" calcext:value-type="string">
            <text:p>1,1,0,0,0,0,31,'Siqueira Campos',null,1,0,200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2];[.M32];[.T32])" office:value-type="string" office:string-value="insert into estacao_metro values(1,1,0,0,0,0,31,'Siqueira Campos',null,1,0,2003);" calcext:value-type="string">
            <text:p>insert into estacao_metro values(1,1,0,0,0,0,31,'Siqueira Campos',null,1,0,2003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ca Onz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formula="of:=COM.MICROSOFT.CONCAT([.A33];[.O30];[.B33];[.O30];[.C33];[.O30];[.D33];[.O30];[.E33];[.O30];[.F33];[.O30];[.G33];[.O30];[.P30];[.H33];[.P30];[.O30];[.I33];[.O30];[.J33];[.O30];[.K33];[.O30];[.L33])" office:value-type="string" office:string-value="0,1,0,0,0,0,32,'Praca Onze',null,1,0,1979" calcext:value-type="string">
            <text:p>0,1,0,0,0,0,32,'Praca Onze',null,1,0,197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3];[.M33];[.T33])" office:value-type="string" office:string-value="insert into estacao_metro values(0,1,0,0,0,0,32,'Praca Onze',null,1,0,1979);" calcext:value-type="string">
            <text:p>insert into estacao_metro values(0,1,0,0,0,0,32,'Praca Onze',null,1,0,197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tagal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table:formula="of:=COM.MICROSOFT.CONCAT([.A34];[.O31];[.B34];[.O31];[.C34];[.O31];[.D34];[.O31];[.E34];[.O31];[.F34];[.O31];[.G34];[.O31];[.P31];[.H34];[.P31];[.O31];[.I34];[.O31];[.J34];[.O31];[.K34];[.O31];[.L34])" office:value-type="string" office:string-value="1,1,1,0,0,0,33,'Cantagalo',null,1,0,2007" calcext:value-type="string">
            <text:p>1,1,1,0,0,0,33,'Cantagalo',null,1,0,200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4];[.M34];[.T34])" office:value-type="string" office:string-value="insert into estacao_metro values(1,1,1,0,0,0,33,'Cantagalo',null,1,0,2007);" calcext:value-type="string">
            <text:p>insert into estacao_metro values(1,1,1,0,0,0,33,'Cantagalo',null,1,0,2007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idade Nov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formula="of:=COM.MICROSOFT.CONCAT([.A35];[.O32];[.B35];[.O32];[.C35];[.O32];[.D35];[.O32];[.E35];[.O32];[.F35];[.O32];[.G35];[.O32];[.P32];[.H35];[.P32];[.O32];[.I35];[.O32];[.J35];[.O32];[.K35];[.O32];[.L35])" office:value-type="string" office:string-value="0,1,1,0,0,0,34,'Cidade Nova',null,1,0,2009" calcext:value-type="string">
            <text:p>0,1,1,0,0,0,34,'Cidade Nova',null,1,0,200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5];[.M35];[.T35])" office:value-type="string" office:string-value="insert into estacao_metro values(0,1,1,0,0,0,34,'Cidade Nova',null,1,0,2009);" calcext:value-type="string">
            <text:p>insert into estacao_metro values(0,1,1,0,0,0,34,'Cidade Nova',null,1,0,200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panema / General Osori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formula="of:=COM.MICROSOFT.CONCAT([.A36];[.O33];[.B36];[.O33];[.C36];[.O33];[.D36];[.O33];[.E36];[.O33];[.F36];[.O33];[.G36];[.O33];[.P33];[.H36];[.P33];[.O33];[.I36];[.O33];[.J36];[.O33];[.K36];[.O33];[.L36])" office:value-type="string" office:string-value="1,1,0,0,0,0,35,'Ipanema / General Osorio',null,1,0,2009" calcext:value-type="string">
            <text:p>1,1,0,0,0,0,35,'Ipanema / General Osorio',null,1,0,200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6];[.M36];[.T36])" office:value-type="string" office:string-value="insert into estacao_metro values(1,1,0,0,0,0,35,'Ipanema / General Osorio',null,1,0,2009);" calcext:value-type="string">
            <text:p>insert into estacao_metro values(1,1,0,0,0,0,35,'Ipanema / General Osorio',null,1,0,2009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formula="of:=COM.MICROSOFT.CONCAT([.A37];[.O34];[.B37];[.O34];[.C37];[.O34];[.D37];[.O34];[.E37];[.O34];[.F37];[.O34];[.G37];[.O34];[.P34];[.H37];[.P34];[.O34];[.I37];[.O34];[.J37];[.O34];[.K37];[.O34];[.L37])" office:value-type="string" office:string-value="1,0,0,0,0,0,36,'Uruguai',null,1,0,2014" calcext:value-type="string">
            <text:p>1,0,0,0,0,0,36,'Uruguai',null,1,0,201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7];[.M37];[.T37])" office:value-type="string" office:string-value="insert into estacao_metro values(1,0,0,0,0,0,36,'Uruguai',null,1,0,2014);" calcext:value-type="string">
            <text:p>insert into estacao_metro values(1,0,0,0,0,0,36,'Uruguai',null,1,0,2014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ssa Senhora da Paz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formula="of:=COM.MICROSOFT.CONCAT([.A38];[.O35];[.B38];[.O35];[.C38];[.O35];[.D38];[.O35];[.E38];[.O35];[.F38];[.O35];[.G38];[.O35];[.P35];[.H38];[.P35];[.O35];[.I38];[.O35];[.J38];[.O35];[.K38];[.O35];[.L38])" office:value-type="string" office:string-value="0,1,1,0,0,0,37,'Nossa Senhora da Paz',null,1,0,2016" calcext:value-type="string">
            <text:p>0,1,1,0,0,0,37,'Nossa Senhora da Paz',null,1,0,201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8];[.M38];[.T38])" office:value-type="string" office:string-value="insert into estacao_metro values(0,1,1,0,0,0,37,'Nossa Senhora da Paz',null,1,0,2016);" calcext:value-type="string">
            <text:p>insert into estacao_metro values(0,1,1,0,0,0,37,'Nossa Senhora da Paz',null,1,0,201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rdim de Ala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formula="of:=COM.MICROSOFT.CONCAT([.A39];[.O36];[.B39];[.O36];[.C39];[.O36];[.D39];[.O36];[.E39];[.O36];[.F39];[.O36];[.G39];[.O36];[.P36];[.H39];[.P36];[.O36];[.I39];[.O36];[.J39];[.O36];[.K39];[.O36];[.L39])" office:value-type="string" office:string-value="0,1,1,0,0,0,38,'Jardim de Alah',null,1,0,2016" calcext:value-type="string">
            <text:p>0,1,1,0,0,0,38,'Jardim de Alah',null,1,0,201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39];[.M39];[.T39])" office:value-type="string" office:string-value="insert into estacao_metro values(0,1,1,0,0,0,38,'Jardim de Alah',null,1,0,2016);" calcext:value-type="string">
            <text:p>insert into estacao_metro values(0,1,1,0,0,0,38,'Jardim de Alah',null,1,0,201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tero de Quent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formula="of:=COM.MICROSOFT.CONCAT([.A40];[.O37];[.B40];[.O37];[.C40];[.O37];[.D40];[.O37];[.E40];[.O37];[.F40];[.O37];[.G40];[.O37];[.P37];[.H40];[.P37];[.O37];[.I40];[.O37];[.J40];[.O37];[.K40];[.O37];[.L40])" office:value-type="string" office:string-value="0,1,1,0,0,0,39,'Antero de Quental',null,1,0,2016" calcext:value-type="string">
            <text:p>0,1,1,0,0,0,39,'Antero de Quental',null,1,0,201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40];[.M40];[.T40])" office:value-type="string" office:string-value="insert into estacao_metro values(0,1,1,0,0,0,39,'Antero de Quental',null,1,0,2016);" calcext:value-type="string">
            <text:p>insert into estacao_metro values(0,1,1,0,0,0,39,'Antero de Quental',null,1,0,201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o Conrad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formula="of:=COM.MICROSOFT.CONCAT([.A41];[.O38];[.B41];[.O38];[.C41];[.O38];[.D41];[.O38];[.E41];[.O38];[.F41];[.O38];[.G41];[.O38];[.P38];[.H41];[.P38];[.O38];[.I41];[.O38];[.J41];[.O38];[.K41];[.O38];[.L41])" office:value-type="string" office:string-value="0,1,0,0,0,0,40,'Sao Conrado',null,1,0,2016" calcext:value-type="string">
            <text:p>0,1,0,0,0,0,40,'Sao Conrado',null,1,0,201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41];[.M41];[.T41])" office:value-type="string" office:string-value="insert into estacao_metro values(0,1,0,0,0,0,40,'Sao Conrado',null,1,0,2016);" calcext:value-type="string">
            <text:p>insert into estacao_metro values(0,1,0,0,0,0,40,'Sao Conrado',null,1,0,201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rdim Oceanico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formula="of:=COM.MICROSOFT.CONCAT([.A42];[.O39];[.B42];[.O39];[.C42];[.O39];[.D42];[.O39];[.E42];[.O39];[.F42];[.O39];[.G42];[.O39];[.P39];[.H42];[.P39];[.O39];[.I42];[.O39];[.J42];[.O39];[.K42];[.O39];[.L42])" office:value-type="string" office:string-value="0,1,1,0,1,0,41,'Jardim Oceanico',null,1,0,2016" calcext:value-type="string">
            <text:p>0,1,1,0,1,0,41,'Jardim Oceanico',null,1,0,201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/>
          <table:table-cell table:formula="of:=CONCATENATE([.S42];[.M42];[.T42])" office:value-type="string" office:string-value="insert into estacao_metro values(0,1,1,0,1,0,41,'Jardim Oceanico',null,1,0,2016);" calcext:value-type="string">
            <text:p>insert into estacao_metro values(0,1,1,0,1,0,41,'Jardim Oceanico',null,1,0,2016);</text:p>
          </table:table-cell>
          <table:table-cell office:value-type="string" calcext:value-type="string">
            <text:p>insert into estacao_metro values(</text:p>
          </table:table-cell>
          <table:table-cell office:value-type="string" calcext:value-type="string">
            <text:p>);</text:p>
          </table:table-cell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5:45:07.892000000</dc:date>
    <meta:editing-duration>PT2H34M47S</meta:editing-duration>
    <meta:editing-cycles>1</meta:editing-cycles>
    <meta:generator>LibreOffice/6.0.4.2$Windows_X86_64 LibreOffice_project/9b0d9b32d5dcda91d2f1a96dc04c645c450872bf</meta:generator>
    <meta:document-statistic meta:table-count="1" meta:cell-count="744" meta:object-count="0"/>
  </office:meta>
</office:document-meta>
</file>